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002451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002451" fo:padding="0.265cm" fo:border="0.06pt solid #333333"/>
      <style:text-properties officeooo:rsid="0030fa18" officeooo:paragraph-rsid="0030fa18"/>
    </style:style>
    <style:style style:name="P2" style:family="paragraph" style:parent-style-name="Preformatted_20_Text">
      <loext:graphic-properties draw:fill="solid" draw:fill-color="#002451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002451" fo:padding="0.265cm" fo:border="0.06pt solid #333333"/>
      <style:text-properties officeooo:rsid="0030fa18" officeooo:paragraph-rsid="0033fb85"/>
    </style:style>
    <style:style style:name="P3" style:family="paragraph" style:parent-style-name="Standard">
      <style:text-properties officeooo:rsid="001f3df1" officeooo:paragraph-rsid="001f3df1"/>
    </style:style>
    <style:style style:name="P4" style:family="paragraph" style:parent-style-name="Standard">
      <style:text-properties officeooo:rsid="001f3df1" officeooo:paragraph-rsid="0020baff"/>
    </style:style>
    <style:style style:name="P5" style:family="paragraph" style:parent-style-name="Standard">
      <style:text-properties officeooo:rsid="0020baff" officeooo:paragraph-rsid="0020baff"/>
    </style:style>
    <style:style style:name="P6" style:family="paragraph" style:parent-style-name="Standard">
      <style:text-properties officeooo:rsid="0021a780" officeooo:paragraph-rsid="0021a780"/>
    </style:style>
    <style:style style:name="P7" style:family="paragraph" style:parent-style-name="Standard">
      <style:text-properties officeooo:rsid="0022377a" officeooo:paragraph-rsid="0022377a"/>
    </style:style>
    <style:style style:name="P8" style:family="paragraph" style:parent-style-name="Standard">
      <style:text-properties officeooo:rsid="0029c0e8" officeooo:paragraph-rsid="0029c0e8"/>
    </style:style>
    <style:style style:name="P9" style:family="paragraph" style:parent-style-name="Standard">
      <style:text-properties officeooo:rsid="002ac421" officeooo:paragraph-rsid="002ac421"/>
    </style:style>
    <style:style style:name="P10" style:family="paragraph" style:parent-style-name="Standard">
      <style:text-properties officeooo:rsid="002d9519" officeooo:paragraph-rsid="002d9519"/>
    </style:style>
    <style:style style:name="P11" style:family="paragraph" style:parent-style-name="Standard">
      <style:text-properties officeooo:rsid="0020baff" officeooo:paragraph-rsid="0020baff"/>
    </style:style>
    <style:style style:name="P12" style:family="paragraph" style:parent-style-name="Preformatted_20_Text">
      <loext:graphic-properties draw:fill="solid" draw:fill-color="#002451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002451" fo:padding="0.265cm" fo:border="0.06pt solid #333333"/>
      <style:text-properties fo:font-variant="normal" fo:text-transform="none" fo:color="#ffffff" fo:letter-spacing="normal" officeooo:rsid="0030fa18" officeooo:paragraph-rsid="0030fa18"/>
    </style:style>
    <style:style style:name="P13" style:family="paragraph" style:parent-style-name="Preformatted_20_Text">
      <loext:graphic-properties draw:fill="solid" draw:fill-color="#002451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002451" fo:padding="0.265cm" fo:border="0.06pt solid #333333"/>
      <style:text-properties fo:font-variant="normal" fo:text-transform="none" fo:color="#ffffff" fo:letter-spacing="normal" officeooo:rsid="0033fb85" officeooo:paragraph-rsid="0033fb85"/>
    </style:style>
    <style:style style:name="T1" style:family="text">
      <style:text-properties officeooo:rsid="0020baff"/>
    </style:style>
    <style:style style:name="T2" style:family="text">
      <style:text-properties officeooo:rsid="0021a780"/>
    </style:style>
    <style:style style:name="T3" style:family="text">
      <style:text-properties officeooo:rsid="0022377a"/>
    </style:style>
    <style:style style:name="T4" style:family="text">
      <style:text-properties officeooo:rsid="002c163b"/>
    </style:style>
    <style:style style:name="T5" style:family="text">
      <style:text-properties officeooo:rsid="002f75ea"/>
    </style:style>
    <style:style style:name="T6" style:family="text">
      <style:text-properties fo:font-variant="normal" fo:text-transform="none" fo:color="#ffffff" fo:letter-spacing="normal"/>
    </style:style>
    <style:style style:name="T7" style:family="text">
      <style:text-properties fo:font-variant="normal" fo:text-transform="none" fo:color="#ffffff" fo:letter-spacing="normal" officeooo:rsid="0033fb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ublic static void main(String args[]){</text:p>
      <text:p text:style-name="P2"><text:span text:style-name="T6"><text:tab/></text:span><text:span text:style-name="T7">while(true){</text:span></text:p>
      <text:p text:style-name="P2"><text:span text:style-name="T7"><text:tab/><text:tab/></text:span><text:span text:style-name="T6">int number, tmp;</text:span></text:p>
      <text:p text:style-name="P1"><text:span text:style-name="T6"><text:tab/></text:span><text:span text:style-name="T7"><text:tab/></text:span><text:span text:style-name="T6">ServerSocket listener = new ServerSocket(9090);</text:span></text:p>
      <text:p text:style-name="P1"><text:span text:style-name="T6"><text:tab/></text:span><text:span text:style-name="T7"><text:tab/></text:span><text:span text:style-name="T6">Socket socket = listener.accept();</text:span></text:p>
      <text:p text:style-name="P1"><text:span text:style-name="T6"><text:tab/></text:span><text:span text:style-name="T7"><text:tab/></text:span><text:span text:style-name="T6">Scanner sc = new Scanner(socket.getInputStream());</text:span></text:p>
      <text:p text:style-name="P1"><text:span text:style-name="T6"><text:tab/></text:span><text:span text:style-name="T7"><text:tab/></text:span><text:span text:style-name="T6">number = sc.nextInt();</text:span></text:p>
      <text:p text:style-name="P12"><text:tab/></text:p>
      <text:p text:style-name="P1"><text:span text:style-name="T6"><text:tab/></text:span><text:span text:style-name="T7"><text:tab/></text:span><text:span text:style-name="T6">var tmp = "ResponseText";</text:span></text:p>
      <text:p text:style-name="P12"><text:tab/></text:p>
      <text:p text:style-name="P1"><text:span text:style-name="T6"><text:tab/></text:span><text:span text:style-name="T7"><text:tab/></text:span><text:span text:style-name="T6">PrintStream p = new PrintStream(socket.getOutputStream());</text:span></text:p>
      <text:p text:style-name="P1"><text:span text:style-name="T6"><text:tab/></text:span><text:span text:style-name="T7"><text:tab/></text:span><text:span text:style-name="T6">p.println(tmp);</text:span></text:p>
      <text:p text:style-name="P13"><text:tab/>}</text:p>
      <text:p text:style-name="P12">}</text:p>
      <text:p text:style-name="P3">-&gt;Die Funktion accept() des Objektes listener führt, wenn sie aufgerufen wird, eine Schleife aus.</text:p>
      <text:p text:style-name="P4">-&gt;<text:span text:style-name="T1">accept() veranlasst per ipc (interprocess communication), dass das Betriebssystem einen </text:span></text:p>
      <text:p text:style-name="P5">server-socket-process erstellt der auf port 9090, auf eine Anfrage wartet.</text:p>
      <text:p text:style-name="P5">-&gt;Bei Anfrage <text:span text:style-name="T3">an den server-socket-process, werden Quell- und Ziel-Adressen, die der Client bei einer Anfrage (SYN) gesendet hat, in dem server-socket-process gespeichert und sendet ein SYN/ACK an den Client. Trift schließlich ein ACK ein, teilt das Betriebssystem per ipc accept() dies mit, übergibt Quell- und Ziel-Adressen, <text:s/></text:span>die Schleife<text:span text:style-name="T3"> wird</text:span> Verlassen, accept() teilt dem Betriebssystem per ipc mit, dass es ein Socket erstellen <text:span text:style-name="T2">soll, mit den Quell- und Ziel-Adressen die accept() wieder zurück liefert.</text:span></text:p>
      <text:p text:style-name="P6">-&gt;Außerdem gibt accept() die Quell- und Ziel-Adressen zurück, die in dem Socket socket gespeichert werden, der eine Schnittstelle zum Socket, der vom Betriebssystem erstellen wurde, darstellt.</text:p>
      <text:p text:style-name="P7">-&gt;TCP-Verbindung ist aufgebaut.</text:p>
      <text:p text:style-name="P8">-&gt;Der Client kann jetzt bspw. ein http-request senden, dieser wird in den vom Betriebssystem erstellten socket geschrieben.</text:p>
      <text:p text:style-name="P8">-&gt;per ipc </text:p>
      <text:p text:style-name="P9">-&gt; sc.nextInt() startet Schleife<text:span text:style-name="T4">, in dieser wartet der scanner, bis der socket vom Programm per ipc daten vom Betriebssystem-Socket bekommt. <text:s/>Sind Daten vorhanden, wird die Schleife verlassen und nextInt() gibt den integer zurück, den nextInt() vom server-programm-socket erhielt.</text:span></text:p>
      <text:p text:style-name="P10">-&gt;Da sich der server-process wärend sc.nextInt() in einer Schleife befindet, um auf z.B. einen </text:p>
      <text:p text:style-name="P10">http-request zu warte, ist der server-process bzw. der threat für weitere request nicht verfügbar,</text:p>
      <text:p text:style-name="P10">accept() müsste von neuem aufgerufen werden, befindet sich aber an anderer stelle im </text:p>
      <text:p text:style-name="P10">server-process. </text:p>
      <text:p text:style-name="P10">-&gt; hat der server-process ein response versendet, muss der socket und somit die TCP-Verbindung getrennt werden<text:span text:style-name="T5">, da accapt() durch die while Schleife erneut aufgerufen wird und einen neuen socket für eine neue TCP-Verbindung erstel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22:24:00.308440905</meta:creation-date>
    <meta:generator>LibreOffice/6.0.7.3$Linux_X86_64 LibreOffice_project/00m0$Build-3</meta:generator>
    <dc:date>2019-04-24T09:22:49.723728358</dc:date>
    <meta:editing-duration>PT11H35M27S</meta:editing-duration>
    <meta:editing-cycles>14</meta:editing-cycles>
    <meta:document-statistic meta:table-count="0" meta:image-count="0" meta:object-count="0" meta:page-count="1" meta:paragraph-count="28" meta:word-count="307" meta:character-count="2271" meta:non-whitespace-character-count="1963"/>
  </office:meta>
</office:document-meta>
</file>